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margin-bottom="0in" fo:line-height="100%"/>
      <style:text-properties style:font-name="Arial" fo:font-weight="bold" style:font-weight-asian="bold" fo:font-size="12pt" style:font-size-asian="12pt"/>
    </style:style>
    <style:style style:name="P2" style:parent-style-name="Normalny" style:family="paragraph">
      <style:paragraph-properties fo:margin-bottom="0in" fo:line-height="100%"/>
      <style:text-properties style:font-name="Arial"/>
    </style:style>
    <style:style style:name="P3" style:parent-style-name="Normalny" style:family="paragraph">
      <style:paragraph-properties fo:margin-bottom="0in" fo:line-height="100%"/>
      <style:text-properties style:font-name="Arial"/>
    </style:style>
    <style:style style:name="P4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style:language-asian="pl" style:country-asian="PL"/>
    </style:style>
    <style:style style:name="P5" style:parent-style-name="Normalny" style:family="paragraph">
      <style:paragraph-properties fo:margin-bottom="0in" fo:line-height="100%"/>
      <style:text-properties style:font-name="Arial" style:font-name-asian="Times New Roman" style:font-name-complex="Times New Roman" fo:font-weight="bold" style:font-weight-asian="bold" fo:color="#000000" style:font-size-complex="12pt" style:language-asian="pl" style:country-asian="PL"/>
    </style:style>
    <style:style style:name="P6" style:parent-style-name="Normalny" style:family="paragraph">
      <style:paragraph-properties fo:margin-bottom="0in" fo:line-height="100%"/>
      <style:text-properties style:font-name="Arial" style:font-name-asian="Times New Roman" style:font-name-complex="Times New Roman" fo:font-weight="bold" style:font-weight-asian="bold" fo:color="#000000" style:font-size-complex="12pt" style:language-asian="pl" style:country-asian="PL"/>
    </style:style>
    <style:style style:name="P7" style:parent-style-name="Normalny" style:family="paragraph">
      <style:paragraph-properties fo:margin-bottom="0in" fo:line-height="100%"/>
      <style:text-properties style:font-name="Arial" style:font-name-asian="Times New Roman" style:font-name-complex="Times New Roman" fo:font-weight="bold" style:font-weight-asian="bold" fo:color="#000000" style:font-size-complex="12pt" style:language-asian="pl" style:country-asian="PL"/>
    </style:style>
    <style:style style:name="P8" style:parent-style-name="Normalny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style:language-asian="pl" style:country-asian="PL"/>
    </style:style>
    <style:style style:name="P9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fo:language="en" fo:country="US" style:language-asian="pl" style:country-asian="PL"/>
    </style:style>
    <style:style style:name="P10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11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12" style:parent-style-name="Akapitzlistą" style:family="paragraph">
      <style:paragraph-properties fo:margin-bottom="0in" fo:line-height="100%"/>
    </style:style>
    <style:style style:name="T13" style:parent-style-name="Domyślnaczcionkaakapitu" style:family="text"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T14" style:parent-style-name="Domyślnaczcionkaakapitu" style:family="text"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15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16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17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18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19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20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21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fo:language="en" fo:country="US" style:language-asian="pl" style:country-asian="PL"/>
    </style:style>
    <style:style style:name="P22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fo:language="en" fo:country="US" style:language-asian="pl" style:country-asian="PL"/>
    </style:style>
    <style:style style:name="P23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fo:language="en" fo:country="US" style:language-asian="pl" style:country-asian="PL"/>
    </style:style>
    <style:style style:name="P24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25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26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27" style:parent-style-name="Akapitzlistą" style:family="paragraph">
      <style:paragraph-properties fo:margin-bottom="0in" fo:line-height="100%"/>
    </style:style>
    <style:style style:name="T28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29" style:parent-style-name="Akapitzlistą" style:family="paragraph">
      <style:paragraph-properties fo:margin-bottom="0in" fo:line-height="100%"/>
    </style:style>
    <style:style style:name="T30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31" style:parent-style-name="Akapitzlistą" style:family="paragraph">
      <style:paragraph-properties fo:margin-bottom="0in" fo:line-height="100%"/>
    </style:style>
    <style:style style:name="T32" style:parent-style-name="Domyślnaczcionkaakapitu" style:family="text">
      <style:text-properties style:font-name="Arial" style:font-name-asian="Arial" style:font-name-complex="Arial"/>
    </style:style>
    <style:style style:name="T33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34" style:parent-style-name="Akapitzlistą" style:family="paragraph">
      <style:paragraph-properties fo:margin-bottom="0in" fo:line-height="100%"/>
    </style:style>
    <style:style style:name="T35" style:parent-style-name="Domyślnaczcionkaakapitu" style:family="text">
      <style:text-properties style:font-name="Arial" style:font-name-asian="Arial" style:font-name-complex="Arial"/>
    </style:style>
    <style:style style:name="T36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37" style:parent-style-name="Akapitzlistą" style:family="paragraph">
      <style:paragraph-properties fo:margin-bottom="0in" fo:line-height="100%"/>
    </style:style>
    <style:style style:name="T38" style:parent-style-name="Domyślnaczcionkaakapitu" style:family="text">
      <style:text-properties style:font-name="Arial" style:font-name-asian="Arial" style:font-name-complex="Arial"/>
    </style:style>
    <style:style style:name="T39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40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41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42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43" style:parent-style-name="Akapitzlistą" style:family="paragraph">
      <style:paragraph-properties fo:margin-bottom="0in" fo:line-height="100%"/>
    </style:style>
    <style:style style:name="T44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45" style:parent-style-name="Akapitzlistą" style:family="paragraph">
      <style:paragraph-properties fo:margin-bottom="0in" fo:line-height="100%"/>
    </style:style>
    <style:style style:name="T46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47" style:parent-style-name="Akapitzlistą" style:family="paragraph">
      <style:paragraph-properties fo:margin-bottom="0in" fo:line-height="100%"/>
    </style:style>
    <style:style style:name="T48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49" style:parent-style-name="Akapitzlistą" style:family="paragraph">
      <style:paragraph-properties fo:margin-bottom="0in" fo:line-height="100%"/>
    </style:style>
    <style:style style:name="T50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51" style:parent-style-name="Akapitzlistą" style:family="paragraph">
      <style:paragraph-properties fo:margin-bottom="0in" fo:line-height="100%"/>
    </style:style>
    <style:style style:name="T52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53" style:parent-style-name="Akapitzlistą" style:family="paragraph">
      <style:paragraph-properties fo:margin-bottom="0in" fo:line-height="100%"/>
    </style:style>
    <style:style style:name="T54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55" style:parent-style-name="Akapitzlistą" style:family="paragraph">
      <style:paragraph-properties fo:margin-bottom="0in" fo:line-height="100%"/>
    </style:style>
    <style:style style:name="T56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57" style:parent-style-name="Akapitzlistą" style:family="paragraph">
      <style:paragraph-properties fo:margin-bottom="0in" fo:line-height="100%"/>
    </style:style>
    <style:style style:name="T58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59" style:parent-style-name="Akapitzlistą" style:family="paragraph">
      <style:paragraph-properties fo:margin-bottom="0in" fo:line-height="100%"/>
    </style:style>
    <style:style style:name="T60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61" style:parent-style-name="Akapitzlistą" style:family="paragraph">
      <style:paragraph-properties fo:margin-bottom="0in" fo:line-height="100%"/>
    </style:style>
    <style:style style:name="T62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63" style:parent-style-name="Akapitzlistą" style:family="paragraph">
      <style:paragraph-properties fo:margin-bottom="0in" fo:line-height="100%"/>
    </style:style>
    <style:style style:name="T64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65" style:parent-style-name="Normalny" style:family="paragraph">
      <style:paragraph-properties fo:margin-bottom="0in" fo:line-height="100%" fo:margin-left="0.4916in">
        <style:tab-stops/>
      </style:paragraph-properties>
      <style:text-properties style:font-name="Arial" style:font-name-asian="Times New Roman" style:font-name-complex="Times New Roman" fo:color="#000000" style:language-asian="pl" style:country-asian="PL"/>
    </style:style>
    <style:style style:name="P66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Times New Roman" style:font-name-complex="Times New Roman" fo:color="#000000" style:language-asian="pl" style:country-asian="PL"/>
    </style:style>
    <style:style style:name="P67" style:parent-style-name="Normalny" style:family="paragraph">
      <style:paragraph-properties fo:margin-bottom="0in" fo:line-height="100%" fo:margin-left="0.5in">
        <style:tab-stops/>
      </style:paragraph-properties>
    </style:style>
    <style:style style:name="T68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69" style:parent-style-name="Normalny" style:family="paragraph">
      <style:paragraph-properties fo:margin-bottom="0in" fo:line-height="100%" fo:margin-left="0.5in">
        <style:tab-stops/>
      </style:paragraph-properties>
    </style:style>
    <style:style style:name="T70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71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72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73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74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style:language-asian="pl" style:country-asian="PL"/>
    </style:style>
    <style:style style:name="P75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fo:language="en" fo:country="US" style:language-asian="pl" style:country-asian="PL"/>
    </style:style>
    <style:style style:name="P76" style:parent-style-name="Akapitzlistą" style:family="paragraph">
      <style:paragraph-properties fo:margin-bottom="0in" fo:line-height="100%"/>
    </style:style>
    <style:style style:name="T77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78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79" style:parent-style-name="Akapitzlistą" style:family="paragraph">
      <style:paragraph-properties fo:margin-bottom="0in" fo:line-height="100%"/>
    </style:style>
    <style:style style:name="T80" style:parent-style-name="Domyślnaczcionkaakapitu" style:family="text">
      <style:text-properties style:font-name="Arial" style:font-name-asian="Arial" style:font-name-complex="Arial"/>
    </style:style>
    <style:style style:name="P81" style:parent-style-name="Akapitzlistą" style:family="paragraph">
      <style:paragraph-properties fo:margin-bottom="0in" fo:line-height="100%"/>
    </style:style>
    <style:style style:name="T82" style:parent-style-name="Domyślnaczcionkaakapitu" style:family="text">
      <style:text-properties style:font-name="Arial" style:font-name-asian="Arial" style:font-name-complex="Arial"/>
    </style:style>
    <style:style style:name="T83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84" style:parent-style-name="Akapitzlistą" style:family="paragraph">
      <style:paragraph-properties fo:margin-bottom="0in" fo:line-height="100%"/>
    </style:style>
    <style:style style:name="T85" style:parent-style-name="Domyślnaczcionkaakapitu" style:family="text">
      <style:text-properties style:font-name="Arial" style:font-name-asian="Arial" style:font-name-complex="Arial"/>
    </style:style>
    <style:style style:name="T86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87" style:parent-style-name="Akapitzlistą" style:family="paragraph">
      <style:paragraph-properties fo:margin-bottom="0in" fo:line-height="100%"/>
    </style:style>
    <style:style style:name="T88" style:parent-style-name="Domyślnaczcionkaakapitu" style:family="text">
      <style:text-properties style:font-name="Arial" style:font-name-asian="Arial" style:font-name-complex="Arial"/>
    </style:style>
    <style:style style:name="T89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90" style:parent-style-name="Akapitzlistą" style:family="paragraph">
      <style:paragraph-properties fo:margin-bottom="0in" fo:line-height="100%"/>
    </style:style>
    <style:style style:name="T91" style:parent-style-name="Domyślnaczcionkaakapitu" style:family="text">
      <style:text-properties style:font-name="Arial" style:font-name-asian="Arial" style:font-name-complex="Arial"/>
    </style:style>
    <style:style style:name="T92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93" style:parent-style-name="Akapitzlistą" style:family="paragraph">
      <style:paragraph-properties fo:margin-bottom="0in" fo:line-height="100%"/>
    </style:style>
    <style:style style:name="T94" style:parent-style-name="Domyślnaczcionkaakapitu" style:family="text">
      <style:text-properties style:font-name="Arial" style:font-name-asian="Arial" style:font-name-complex="Arial"/>
    </style:style>
    <style:style style:name="T95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96" style:parent-style-name="Akapitzlistą" style:family="paragraph">
      <style:paragraph-properties fo:margin-bottom="0in" fo:line-height="100%"/>
    </style:style>
    <style:style style:name="T97" style:parent-style-name="Domyślnaczcionkaakapitu" style:family="text">
      <style:text-properties style:font-name="Arial" style:font-name-asian="Arial" style:font-name-complex="Arial"/>
    </style:style>
    <style:style style:name="T98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99" style:parent-style-name="Akapitzlistą" style:family="paragraph">
      <style:paragraph-properties fo:margin-bottom="0in" fo:line-height="100%"/>
    </style:style>
    <style:style style:name="T100" style:parent-style-name="Domyślnaczcionkaakapitu" style:family="text">
      <style:text-properties style:font-name="Arial" style:font-name-asian="Arial" style:font-name-complex="Arial"/>
    </style:style>
    <style:style style:name="T101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02" style:parent-style-name="Akapitzlistą" style:family="paragraph">
      <style:paragraph-properties fo:margin-bottom="0in" fo:line-height="100%"/>
    </style:style>
    <style:style style:name="T103" style:parent-style-name="Domyślnaczcionkaakapitu" style:family="text">
      <style:text-properties style:font-name="Arial" style:font-name-asian="Arial" style:font-name-complex="Arial"/>
    </style:style>
    <style:style style:name="T104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05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106" style:parent-style-name="Normalny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style:language-asian="pl" style:country-asian="PL"/>
    </style:style>
    <style:style style:name="P107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fo:language="en" fo:country="US" style:language-asian="pl" style:country-asian="PL"/>
    </style:style>
    <style:style style:name="P108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109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110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111" style:parent-style-name="Akapitzlistą" style:family="paragraph">
      <style:paragraph-properties fo:margin-bottom="0in" fo:line-height="100%"/>
    </style:style>
    <style:style style:name="T112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13" style:parent-style-name="Akapitzlistą" style:family="paragraph">
      <style:paragraph-properties fo:margin-bottom="0in" fo:line-height="100%"/>
    </style:style>
    <style:style style:name="T114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15" style:parent-style-name="Akapitzlistą" style:family="paragraph">
      <style:paragraph-properties fo:margin-bottom="0in" fo:line-height="100%"/>
    </style:style>
    <style:style style:name="T116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17" style:parent-style-name="Akapitzlistą" style:family="paragraph">
      <style:paragraph-properties fo:margin-bottom="0in" fo:line-height="100%"/>
    </style:style>
    <style:style style:name="T118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19" style:parent-style-name="Akapitzlistą" style:family="paragraph">
      <style:paragraph-properties fo:margin-bottom="0in" fo:line-height="100%"/>
    </style:style>
    <style:style style:name="T120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21" style:parent-style-name="Akapitzlistą" style:family="paragraph">
      <style:paragraph-properties fo:margin-bottom="0in" fo:line-height="100%"/>
    </style:style>
    <style:style style:name="T122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23" style:parent-style-name="Akapitzlistą" style:family="paragraph">
      <style:paragraph-properties fo:margin-bottom="0in" fo:line-height="100%"/>
    </style:style>
    <style:style style:name="T124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25" style:parent-style-name="Akapitzlistą" style:family="paragraph">
      <style:paragraph-properties fo:margin-bottom="0in" fo:line-height="100%"/>
    </style:style>
    <style:style style:name="T126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27" style:parent-style-name="Akapitzlistą" style:family="paragraph">
      <style:paragraph-properties fo:margin-bottom="0in" fo:line-height="100%"/>
    </style:style>
    <style:style style:name="T128" style:parent-style-name="Domyślnaczcionkaakapitu" style:family="text">
      <style:text-properties style:font-name="Arial" style:font-name-asian="Times New Roman" style:font-name-complex="Times New Roman" fo:color="#000000" style:language-asian="pl" style:country-asian="PL"/>
    </style:style>
    <style:style style:name="P129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130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language-asian="pl" style:country-asian="PL"/>
    </style:style>
    <style:style style:name="P131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style:language-asian="pl" style:country-asian="PL"/>
    </style:style>
    <style:style style:name="P132" style:parent-style-name="Akapitzlistą" style:family="paragraph">
      <style:paragraph-properties fo:margin-bottom="0in" fo:line-height="100%"/>
      <style:text-properties style:font-name="Arial" style:font-name-asian="Times New Roman" style:font-name-complex="Times New Roman" fo:color="#000000" style:font-size-complex="12pt" fo:language="en" fo:country="US" style:language-asian="pl" style:country-asian="PL"/>
    </style:style>
    <style:style style:name="P133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Times New Roman" style:font-name-complex="Times New Roman" fo:color="#000000" style:language-asian="pl" style:country-asian="PL"/>
    </style:style>
    <style:style style:name="P134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Times New Roman" style:font-name-complex="Times New Roman" fo:color="#000000" style:language-asian="pl" style:country-asian="PL"/>
    </style:style>
    <style:style style:name="P135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36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37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38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39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0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1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2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3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4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5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6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7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8" style:parent-style-name="Normalny" style:family="paragraph">
      <style:paragraph-properties fo:margin-bottom="0in" fo:line-height="100%" fo:margin-left="0.5in">
        <style:tab-stops/>
      </style:paragraph-properties>
      <style:text-properties style:font-name="Arial" style:font-name-asian="Arial" style:font-name-complex="Arial"/>
    </style:style>
    <style:style style:name="P149" style:parent-style-name="Normalny" style:family="paragraph">
      <style:paragraph-properties fo:text-align="justify" fo:margin-bottom="0in" fo:line-height="100%"/>
    </style:style>
    <style:style style:name="T150" style:parent-style-name="Domyślnaczcionkaakapitu" style:family="text">
      <style:text-properties style:font-name="Arial" fo:font-weight="bold" style:font-weight-asian="bold"/>
    </style:style>
    <style:style style:name="T151" style:parent-style-name="Domyślnaczcionkaakapitu" style:family="text">
      <style:text-properties style:font-name="Arial"/>
    </style:style>
    <style:style style:name="P152" style:parent-style-name="Normalny" style:family="paragraph">
      <style:paragraph-properties fo:text-align="justify" fo:margin-bottom="0in" fo:line-height="100%"/>
      <style:text-properties style:font-name="Arial"/>
    </style:style>
    <style:style style:name="P153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language-asian="pl" style:country-asian="PL"/>
    </style:style>
    <style:style style:name="P154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language-asian="pl" style:country-asian="PL"/>
    </style:style>
    <style:style style:name="P155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language-asian="pl" style:country-asian="PL"/>
    </style:style>
    <style:style style:name="P156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language-asian="pl" style:country-asian="PL"/>
    </style:style>
    <style:style style:name="P157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language-asian="pl" style:country-asian="PL"/>
    </style:style>
    <style:style style:name="P158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language-asian="pl" style:country-asian="PL"/>
    </style:style>
    <style:style style:name="P159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language-asian="pl" style:country-asian="PL"/>
    </style:style>
    <style:style style:name="P160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language-asian="pl" style:country-asian="PL"/>
    </style:style>
    <style:style style:name="P161" style:parent-style-name="Normalny" style:family="paragraph">
      <style:paragraph-properties fo:margin-bottom="0in" fo:line-height="100%"/>
      <style:text-properties style:font-name="Arial" style:font-name-asian="Times New Roman" fo:font-weight="bold" style:font-weight-asian="bold" style:language-asian="pl" style:country-asian="PL"/>
    </style:style>
    <style:style style:name="P162" style:parent-style-name="Normalny" style:family="paragraph">
      <style:paragraph-properties fo:margin-bottom="0in" fo:line-height="100%"/>
      <style:text-properties style:font-name="Arial" fo:font-weight="bold" style:font-weight-asian="bold"/>
    </style:style>
    <style:style style:name="P163" style:parent-style-name="Normalny" style:family="paragraph">
      <style:paragraph-properties fo:margin-bottom="0in" fo:line-height="100%"/>
      <style:text-properties style:font-name="Arial" fo:font-weight="bold" style:font-weight-asian="bold"/>
    </style:style>
    <style:style style:name="P164" style:parent-style-name="Normalny" style:family="paragraph">
      <style:paragraph-properties fo:margin-bottom="0in" fo:line-height="100%"/>
      <style:text-properties style:font-name="Arial" fo:font-weight="bold" style:font-weight-asian="bold"/>
    </style:style>
    <style:style style:name="P165" style:parent-style-name="Normalny" style:family="paragraph">
      <style:paragraph-properties fo:margin-bottom="0in" fo:line-height="100%"/>
      <style:text-properties style:font-name="Arial" fo:font-weight="bold" style:font-weight-asian="bold"/>
    </style:style>
    <style:style style:name="P166" style:parent-style-name="Normalny" style:family="paragraph">
      <style:paragraph-properties fo:margin-bottom="0in" fo:line-height="100%"/>
      <style:text-properties style:font-name="Arial" fo:font-weight="bold" style:font-weight-asian="bold"/>
    </style:style>
    <style:style style:name="P167" style:parent-style-name="Normalny" style:family="paragraph">
      <style:paragraph-properties fo:margin-bottom="0in" fo:line-height="100%"/>
      <style:text-properties style:font-name="Arial" fo:font-weight="bold" style:font-weight-asian="bold"/>
    </style:style>
    <style:style style:name="P168" style:parent-style-name="Normalny" style:family="paragraph">
      <style:paragraph-properties fo:margin-bottom="0in" fo:line-height="100%"/>
      <style:text-properties style:font-name="Arial" fo:font-weight="bold" style:font-weight-asian="bold"/>
    </style:style>
    <style:style style:name="P169" style:parent-style-name="Normalny" style:family="paragraph">
      <style:paragraph-properties fo:margin-bottom="0in" fo:line-height="100%"/>
      <style:text-properties style:font-name="Arial" fo:font-weight="bold" style:font-weight-asian="bold"/>
    </style:style>
    <style:style style:name="P170" style:parent-style-name="Normalny" style:family="paragraph">
      <style:paragraph-properties fo:margin-bottom="0in" fo:line-height="100%"/>
      <style:text-properties style:font-name="Arial" fo:font-weight="bold" style:font-weight-asian="bold"/>
    </style:style>
    <style:style style:name="P171" style:parent-style-name="Normalny" style:family="paragraph">
      <style:paragraph-properties fo:margin-bottom="0in" fo:line-height="100%"/>
    </style:style>
    <style:style style:name="P172" style:parent-style-name="Normalny" style:family="paragraph">
      <style:paragraph-properties fo:margin-bottom="0in" fo:line-height="100%"/>
      <style:text-properties style:font-name="Arial" style:font-name-asian="Times New Roman" style:font-name-complex="Times New Roman" fo:font-size="12pt" style:font-size-asian="12pt" style:font-size-complex="12pt" style:language-asian="pl" style:country-asian="PL"/>
    </style:style>
    <style:style style:name="P173" style:parent-style-name="Normalny" style:family="paragraph">
      <style:paragraph-properties fo:margin-bottom="0in" fo:line-height="100%"/>
      <style:text-properties style:font-name="Arial" style:font-name-asian="Times New Roman" style:font-name-complex="Times New Roman" fo:font-weight="bold" style:font-weight-asian="bold" style:font-weight-complex="bold" style:font-size-complex="18pt" fo:language="en" fo:country="US" style:language-asian="pl" style:country-asian="PL"/>
    </style:style>
    <style:style style:name="P174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75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76" style:parent-style-name="Normalny" style:family="paragraph">
      <style:paragraph-properties fo:margin-bottom="0in" fo:line-height="100%"/>
    </style:style>
    <style:style style:name="T177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11509E" style:font-size-complex="12pt" fo:language="en" fo:country="US" style:language-asian="pl" style:country-asian="PL"/>
    </style:style>
    <style:style style:name="P178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79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80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81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82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83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84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85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86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87" style:parent-style-name="Normalny" style:family="paragraph">
      <style:paragraph-properties fo:margin-bottom="0in" fo:line-height="100%"/>
    </style:style>
    <style:style style:name="T188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11509E" style:font-size-complex="12pt" fo:language="en" fo:country="US" style:language-asian="pl" style:country-asian="PL"/>
    </style:style>
    <style:style style:name="P189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90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91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92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93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94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95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96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197" style:parent-style-name="Normalny" style:family="paragraph">
      <style:paragraph-properties fo:margin-bottom="0in" fo:line-height="100%"/>
    </style:style>
    <style:style style:name="T198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11509E" style:font-size-complex="12pt" style:language-asian="pl" style:country-asian="PL"/>
    </style:style>
    <style:style style:name="P199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style:language-asian="pl" style:country-asian="PL"/>
    </style:style>
    <style:style style:name="P200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01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02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03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04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05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06" style:parent-style-name="Normalny" style:family="paragraph">
      <style:paragraph-properties fo:margin-bottom="0in" fo:line-height="100%"/>
    </style:style>
    <style:style style:name="T207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11509E" style:font-size-complex="12pt" style:language-asian="pl" style:country-asian="PL"/>
    </style:style>
    <style:style style:name="P208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09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10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11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style:language-asian="pl" style:country-asian="PL"/>
    </style:style>
    <style:style style:name="P212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13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14" style:parent-style-name="Normalny" style:family="paragraph">
      <style:paragraph-properties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15" style:parent-style-name="Normalny" style:family="paragraph">
      <style:paragraph-properties fo:margin-bottom="0in" fo:line-height="100%"/>
    </style:style>
    <style:style style:name="T216" style:parent-style-name="Domyślnaczcionkaakapitu" style:family="text">
      <style:text-properties style:font-name="Arial" style:font-name-asian="Times New Roman" style:font-name-complex="Times New Roman" style:font-size-complex="12pt" style:language-asian="pl" style:country-asian="PL"/>
    </style:style>
    <style:style style:name="P217" style:parent-style-name="Normalny" style:family="paragraph">
      <style:paragraph-properties fo:text-align="center" fo:margin-bottom="0in" fo:line-height="100%"/>
    </style:style>
    <style:style style:name="T218" style:parent-style-name="Domyślnaczcionkaakapitu" style:family="text"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T219" style:parent-style-name="Domyślnaczcionkaakapitu" style:family="text">
      <style:text-properties style:font-name="Arial" style:font-name-asian="Times New Roman" style:font-name-complex="Times New Roman" fo:color="#0000FF" style:font-size-complex="12pt" style:text-underline-type="single" style:text-underline-style="solid" style:text-underline-width="auto" style:text-underline-mode="continuous" fo:language="en" fo:country="US" style:language-asian="pl" style:country-asian="PL"/>
    </style:style>
    <style:style style:name="P220" style:parent-style-name="Normalny" style:family="paragraph">
      <style:paragraph-properties fo:text-align="center" fo:margin-bottom="0in" fo:line-height="100%"/>
    </style:style>
    <style:style style:name="T221" style:parent-style-name="Domyślnaczcionkaakapitu" style:family="text"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T222" style:parent-style-name="Domyślnaczcionkaakapitu" style:family="text">
      <style:text-properties style:font-name="Arial" style:font-name-asian="Times New Roman" style:font-name-complex="Times New Roman" fo:font-style="italic" style:font-style-asian="italic" style:font-style-complex="italic" style:font-size-complex="12pt" fo:language="en" fo:country="US" style:language-asian="pl" style:country-asian="PL"/>
    </style:style>
    <style:style style:name="P223" style:parent-style-name="Normalny" style:family="paragraph">
      <style:paragraph-properties fo:text-align="center" fo:margin-bottom="0in" fo:line-height="100%"/>
      <style:text-properties style:font-name="Arial" style:font-name-asian="Times New Roman" style:font-name-complex="Times New Roman" style:font-size-complex="12pt" fo:language="en" fo:country="US" style:language-asian="pl" style:country-asian="PL"/>
    </style:style>
    <style:style style:name="P224" style:parent-style-name="Normalny" style:family="paragraph">
      <style:paragraph-properties fo:text-align="center" fo:margin-bottom="0in" fo:line-height="100%"/>
    </style:style>
    <style:style style:name="T225" style:parent-style-name="Domyślnaczcionkaakapitu" style:family="text">
      <style:text-properties style:font-name="Arial" style:font-name-asian="Times New Roman" style:font-name-complex="Times New Roman" fo:color="#0000FF" style:font-size-complex="12pt" style:text-underline-type="single" style:text-underline-style="solid" style:text-underline-width="auto" style:text-underline-mode="continuous" fo:language="en" fo:country="US" style:language-asian="pl" style:country-asian="PL"/>
    </style:style>
    <style:style style:name="P226" style:parent-style-name="Normalny" style:family="paragraph">
      <style:text-properties fo:language="en" fo:country="US"/>
    </style:style>
    <style:style style:name="P227" style:parent-style-name="Normalny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 text:c="15"/><text:s text:c="4"/><text:s text:c="7"/><text:s text:c="2"/>Inżynieria <text:s text:c="3"/>Oprogramowania -<text:s/>kolokwium nr 2<text:s text:c="2"/></text:p>
      <text:p text:style-name="P2"><text:s text:c="47"/><text:s/><text:s text:c="6"/><text:s/><text:s text:c="2"/><text:s text:c="4"/><text:s text:c="2"/>21-01-2021</text:p>
      <text:p text:style-name="P3"/>
      <text:h text:style-name="P4" text:outline-level="2"/>
      <text:h text:style-name="P5" text:outline-level="2">Zagadnienia do omówienia</text:h>
      <text:h text:style-name="P6" text:outline-level="2">Zagadnienia te sformułowano na podstawie cytatów pochodzących<text:s/>z<text:s/>ogłoszenia o prace<text:s/>wrocławskiej firmy Datawalk<text:s/>znajdującego się<text:s/>na drugiej<text:s/>stronie.<text:s/></text:h>
      <text:h text:style-name="P7" text:outline-level="2">Dotyczą one procesu wytwarzania oprogramowania stosowanego w wielu firmach</text:h>
      <text:h text:style-name="P8" text:outline-level="2"/>
      <text:list text:style-name="LFO10" text:continue-numbering="true">
        <text:list-item>
          <text:p text:style-name="P9">“Design and implement features with regard to high performance and capability<text:s/>to handle large amounts of data”.</text:p>
        </text:list-item>
      </text:list>
      <text:p text:style-name="P10">Zaproponuj miary i przypadki testowe umożliwiające stwierdzenie „high performance and capability to handle large amounts of data”.</text:p>
      <text:p text:style-name="P11"/>
      <text:p text:style-name="P12"><text:span text:style-name="T13">Wiemy, że nie możemy próbowac przetestować wszystkich danych wejściowych I stanów systemu, ponieważ ich liczba kombinacji jest zwyczajnie zbyt duża.</text:span><text:line-break/><text:span text:style-name="T14">Możemy natomiast podzielić nasze dane wejściowe na klasy (tj. Spodziewamy się, że system zachowa się w podobny sposób dla elementów danej klasy) I przetestować system dla każdej z tych klas.</text:span></text:p>
      <text:p text:style-name="P15">Innym podejściem mogłoby by również być testowanie przejśc miezy stanami systemu, które można przedstawić np. w formie diagramu.</text:p>
      <text:p text:style-name="P16">Bardzo skutecznym sposobem mogą się również okazać testy strukturalne, gdzie staramy się sprawdzić wszystkie rozgałęzienia instrukcji warunkowych.</text:p>
      <text:p text:style-name="P17">Zależy nam również, by każdy fragment kodu został wykonany przynajmniej raz.</text:p>
      <text:p text:style-name="P18">Niezawodnośc systemu możemy badać np. Częstotliwością występowania błędów</text:p>
      <text:p text:style-name="P19"/>
      <text:p text:style-name="P20"/>
      <text:p text:style-name="P21"/>
      <text:p text:style-name="P22"/>
      <text:list text:style-name="LFO10" text:continue-numbering="true">
        <text:list-item>
          <text:p text:style-name="P23">“Work with team members to conduct root cause analysis of issues, review code and/or design proper testing mechanisms”.</text:p>
        </text:list-item>
      </text:list>
      <text:p text:style-name="P24">Opisz zwinne (agile) <text:s/>techniki i narzędzia oraz zwinny, np. wg Scrum <text:s/>proces weryfikacji i walidacji spełnienia wymagań <text:s/>funkcjonalnych i niefunkcjonalnych oprogramowania.</text:p>
      <text:p text:style-name="P25"/>
      <text:p text:style-name="P26">Metody Agile zostały wymyślone w celu szybszego dostarczenia działającego oprogramowania do klienta oraz dostosowania oprogramowania</text:p>
      <text:p text:style-name="P27"><text:span text:style-name="T28">do zmiennych potrzeb klienta. Ogólnie metody</text:span></text:p>
      <text:p text:style-name="P29"><text:span text:style-name="T30">te dzielą między sobą wspólne praktyki:</text:span></text:p>
      <text:p text:style-name="P31"><text:span text:style-name="T32">–</text:span><text:span text:style-name="T33"><text:s/>zwiększenie zadowolenia klienta</text:span></text:p>
      <text:p text:style-name="P34"><text:span text:style-name="T35">–</text:span><text:span text:style-name="T36"><text:s/>dostosowanie do zmieniających się wymagań</text:span></text:p>
      <text:p text:style-name="P37"><text:span text:style-name="T38">–</text:span><text:span text:style-name="T39"><text:s/>przyrostowe dostarczanie działającego oprogramowania oraz</text:span></text:p>
      <text:p text:style-name="P40">zapewnienie bliskiej współpracy pomiędzy klientem a producentem.</text:p>
      <text:p text:style-name="P41"/>
      <text:p text:style-name="P42">W celu realizacji powyższych założeń stosuje się odpowiednie techniki i strategie:</text:p>
      <text:list text:style-name="LFO4" text:continue-numbering="true">
        <text:list-item>
          <text:list>
            <text:list-item>
              <text:p text:style-name="P43"><text:span text:style-name="T44">Bliski kontakt z klientem</text:span></text:p>
            </text:list-item>
            <text:list-item>
              <text:p text:style-name="P45"><text:span text:style-name="T46">Tablica zadań</text:span></text:p>
            </text:list-item>
            <text:list-item>
              <text:p text:style-name="P47"><text:span text:style-name="T48">Ogranicza się prace w toku</text:span></text:p>
            </text:list-item>
            <text:list-item>
              <text:p text:style-name="P49"><text:span text:style-name="T50">Praca jest zorientowana na dostarczanie wyników szybko i często</text:span></text:p>
            </text:list-item>
            <text:list-item>
              <text:p text:style-name="P51"><text:span text:style-name="T52">Podział zadań na mniejsze części</text:span></text:p>
            </text:list-item>
            <text:list-item>
              <text:p text:style-name="P53"><text:span text:style-name="T54">Członkowie zespołu uczą się wzajemnie jak spełnić wymagania klienta</text:span></text:p>
            </text:list-item>
            <text:list-item>
              <text:p text:style-name="P55"><text:span text:style-name="T56">Metoda tzw. Sprintu (Scrum)</text:span></text:p>
            </text:list-item>
            <text:list-item>
              <text:p text:style-name="P57"><text:span text:style-name="T58">Pracochłonność jest główną metryką (Scrum)</text:span></text:p>
            </text:list-item>
            <text:list-item>
              <text:p text:style-name="P59"><text:span text:style-name="T60">Zespoły są wszechstronne (Scrum)</text:span></text:p>
            </text:list-item>
            <text:list-item>
              <text:p text:style-name="P61"><text:span text:style-name="T62">Czas realizacji jako metryka (Kanban)</text:span></text:p>
            </text:list-item>
            <text:list-item>
              <text:p text:style-name="P63"><text:span text:style-name="T64">Regularnie sprawdzana jest zgodność systemu z wymaganiami funkcjonalnymi i niefunkcjonalnymi</text:span></text:p>
            </text:list-item>
          </text:list>
        </text:list-item>
      </text:list>
      <text:p text:style-name="P65"/>
      <text:p text:style-name="P66">Wejściem procesu walidacyjnego jest dokument wymagań,</text:p>
      <text:p text:style-name="P67"><text:span text:style-name="T68">standardy organizacyjne oraz wiedza organizacyjna. Wyjściem procesu jest lista</text:span></text:p>
      <text:p text:style-name="P69"><text:span text:style-name="T70">problemów związanych z dokumentem i zaakceptowane czynności, mających na celu wyeliminowanie tych problemów. Wyróżnia się następujące techniki walidacji wymagań: przegląd wymagań i testy wymagań.</text:span></text:p>
      <text:p text:style-name="P71"/>
      <text:p text:style-name="P72"/>
      <text:p text:style-name="P73"/>
      <text:p text:style-name="P74"/>
      <text:list text:style-name="LFO10" text:continue-numbering="true">
        <text:list-item>
          <text:p text:style-name="P75">“Lead by<text:s/>example, empathy, transparency”</text:p>
        </text:list-item>
      </text:list>
      <text:p text:style-name="P76"><text:span text:style-name="T77">Jak w/w <text:s/>postulaty można wcielić w życie w Twoim projekcie.</text:span></text:p>
      <text:p text:style-name="P78"/>
      <text:p text:style-name="P79"><text:span text:style-name="T80">– każdy dąży do samodoskonalenia się, stara się stanowić przykład dla reszty zespołu</text:span></text:p>
      <text:p text:style-name="P81"><text:span text:style-name="T82">–</text:span><text:span text:style-name="T83"><text:s/>częste spotkania z przedstawicielem klienta i reprezentacją klienta</text:span></text:p>
      <text:p text:style-name="P84"><text:span text:style-name="T85">–</text:span><text:span text:style-name="T86"><text:s/>zespół pracujący w jednym miejscu. Jego członkowie pomagają sobie wzajemnie</text:span></text:p>
      <text:p text:style-name="P87"><text:span text:style-name="T88">–</text:span><text:span text:style-name="T89"><text:s/>samoorganizujący się zespół pracujący wspólnie</text:span></text:p>
      <text:p text:style-name="P90"><text:span text:style-name="T91">–</text:span><text:span text:style-name="T92"><text:s/>ustandaryzowana i zrozumiała dokumentacji</text:span></text:p>
      <text:p text:style-name="P93"><text:span text:style-name="T94">–</text:span><text:span text:style-name="T95"><text:s/>poranne spotkania</text:span></text:p>
      <text:p text:style-name="P96"><text:span text:style-name="T97">–</text:span><text:span text:style-name="T98"><text:s/>programowanie w parach</text:span></text:p>
      <text:p text:style-name="P99"><text:span text:style-name="T100">–</text:span><text:span text:style-name="T101"><text:s/>jawna i zrozumiała reprezentacja informacji (np. postępu projektu, niezawodności systemu itd.) w postaci wykresów i rysunków</text:span></text:p>
      <text:p text:style-name="P102"><text:span text:style-name="T103">–</text:span><text:span text:style-name="T104"><text:s/>członkowie zespoły odpowiedzialnie podchodzą do przydzielonych im zadań i aktywnie weryfikują jakość i zgodność z wymaganiami swojej pracy</text:span></text:p>
      <text:p text:style-name="P105"/>
      <text:p text:style-name="P106"> </text:p>
      <text:list text:style-name="LFO10" text:continue-numbering="true">
        <text:list-item>
          <text:p text:style-name="P107">“Are a self-starter and are able to work well with others in a fast-paced agile environment with an emphasis on collaboration”.</text:p>
        </text:list-item>
      </text:list>
      <text:p text:style-name="P108">Jak powinna być zorganizowana praca <text:s/>inżyniera oprogramowania <text:s/>będącego członkiem zespołu wytwarzającego <text:s/>oprogramowanie wg metodyki Scrum.</text:p>
      <text:p text:style-name="P109"/>
      <text:p text:style-name="P110">Inżynier powinien być:</text:p>
      <text:list text:style-name="LFO1" text:continue-numbering="true">
        <text:list-item>
          <text:list>
            <text:list-item>
              <text:p text:style-name="P111"><text:span text:style-name="T112">Ciągle skupiony na technicznej doskonałości i dobrej jakości projektu</text:span></text:p>
            </text:list-item>
            <text:list-item>
              <text:p text:style-name="P113"><text:span text:style-name="T114">Jego najwyższym priorytetem jest zadowolenie klienta</text:span></text:p>
            </text:list-item>
            <text:list-item>
              <text:p text:style-name="P115"><text:span text:style-name="T116">Jest elastyczny (tj. Gotowy na zmiany wymagań nawet w późnym etapie rozwoju oprogramowania.</text:span></text:p>
            </text:list-item>
            <text:list-item>
              <text:p text:style-name="P117"><text:span text:style-name="T118">Pracuje systematycznie według ustalonych zasad</text:span></text:p>
            </text:list-item>
            <text:list-item>
              <text:p text:style-name="P119"><text:span text:style-name="T120">Chętnie i skutecznie współpracuje z innymi zespołami (również nieprogramistycznymi!)</text:span></text:p>
            </text:list-item>
            <text:list-item>
              <text:p text:style-name="P121"><text:span text:style-name="T122">W regularnych odstępach czasu analizuje możliwości poprawy swojej wydajności, a następnie dostraja i dostosowuje swoje działania do wyciągniętych wniosków.</text:span></text:p>
            </text:list-item>
            <text:list-item>
              <text:p text:style-name="P123"><text:span text:style-name="T124">Codziennie synchronizuje postęp swojej pracy z resztą Scrum Teamu (zadania wykonane, zadania w trakcie, problemy itd.)</text:span></text:p>
            </text:list-item>
            <text:list-item>
              <text:p text:style-name="P125"><text:span text:style-name="T126">Wraz z Scrum Teamem organizuje sprinty i wykonuje przydzielone zadania</text:span></text:p>
            </text:list-item>
            <text:list-item>
              <text:p text:style-name="P127"><text:span text:style-name="T128">Prezentuje i omawia wyniki swojej pracy<text:s/></text:span></text:p>
            </text:list-item>
          </text:list>
        </text:list-item>
      </text:list>
      <text:p text:style-name="P129"/>
      <text:p text:style-name="P130"/>
      <text:p text:style-name="P131"/>
      <text:list text:style-name="LFO10" text:continue-numbering="true">
        <text:list-item>
          <text:p text:style-name="P132">“Product Owner for all teams on-site”</text:p>
        </text:list-item>
      </text:list>
      <text:p text:style-name="P133">Scharakteryzuj role, obowiązki, narzędzia, metody pracy Scrum Product Ownera oraz Scrum Mastera.</text:p>
      <text:p text:style-name="P134"/>
      <text:p text:style-name="P135">Scrum Master jest odpowiedzialny za:<text:s/></text:p>
      <text:p text:style-name="P136">– Sukces Scrum<text:s/></text:p>
      <text:p text:style-name="P137">– Wprowadzenie i postępowanie zgodne z praktykami Scrum opisanymi w przewodniku<text:s/></text:p>
      <text:p text:style-name="P138">– Monitorowanie prac<text:s/></text:p>
      <text:p text:style-name="P139">– Usuwanie przeszkód<text:s/></text:p>
      <text:p text:style-name="P140">– Organizacje prac, która zachęca do pracy zespołowej, samoorganizacji i odpowiedzialności<text:s/></text:p>
      <text:p text:style-name="P141"/>
      <text:p text:style-name="P142">Product Owner:</text:p>
      <text:p text:style-name="P143">– Ustala harmonogram produkcji poprzez priorytetowe listy zadań do wykonania (product backlog ).<text:s/></text:p>
      <text:p text:style-name="P144">– Jest jedną osoba która zapewnia, że tylko jeden zestaw zadań jest realizowany w danym Sprincie.<text:s/></text:p>
      <text:p text:style-name="P145">– Eliminuje zamieszanie wywoływane przez wielu szefów, różnych opinie i inne zakłócenia.<text:s/></text:p>
      <text:p text:style-name="P146">– Jest jedna osobą, która w wyniku kontaktów z interesariuszami klienta i producenta, określa priorytety zadań.<text:s/></text:p>
      <text:p text:style-name="P147">– Stanowi podstawową siłą napędową realizacji wizji produktu i zapewnienia osiągnięcia celu.</text:p>
      <text:p text:style-name="P148"/>
      <text:p text:style-name="Normalny"/>
      <text:p text:style-name="P149"><text:span text:style-name="T150">Punktacja odpowiedzi</text:span><text:span text:style-name="T151">:</text:span></text:p>
      <text:p text:style-name="P152">Za każdą odpowiedź można otrzymać od 0 do 3 punktów.</text:p>
      <text:p text:style-name="P153"/>
      <text:p text:style-name="P154">do 7.0 pkt. <text:s text:c="2"/>2.0</text:p>
      <text:p text:style-name="P155"><text:s text:c="2"/>7.5 <text:s text:c="13"/>3-</text:p>
      <text:p text:style-name="P156"><text:s text:c="2"/>8.0 <text:s text:c="13"/>3.0</text:p>
      <text:p text:style-name="P157"><text:s text:c="2"/>8.5 <text:s text:c="13"/>3.0</text:p>
      <text:p text:style-name="P158"><text:s text:c="2"/>9.0 <text:s text:c="13"/>3.5</text:p>
      <text:p text:style-name="P159"><text:s text:c="2"/>9.5 <text:s text:c="13"/>3.5</text:p>
      <text:p text:style-name="P160">10.0 <text:s text:c="13"/>4.0<text:s/>–</text:p>
      <text:p text:style-name="P161">10.5 <text:s text:c="13"/>4.0</text:p>
      <text:p text:style-name="P162">11.0 <text:s text:c="13"/>4.0</text:p>
      <text:p text:style-name="P163">11.5<text:s text:c="14"/>4.0</text:p>
      <text:p text:style-name="P164">12.0 <text:s text:c="13"/>4.0</text:p>
      <text:p text:style-name="P165">12.5 <text:s text:c="13"/>4.5</text:p>
      <text:p text:style-name="P166">13.0 <text:s text:c="13"/>4.5</text:p>
      <text:p text:style-name="P167">13.5 <text:s text:c="13"/>5.0</text:p>
      <text:p text:style-name="P168">14.0 <text:s text:c="13"/>5.0</text:p>
      <text:p text:style-name="P169">14.5 <text:s text:c="13"/>6.0</text:p>
      <text:p text:style-name="P170">15.0 <text:s text:c="13"/>6.0</text:p>
      <text:p text:style-name="P171"/>
      <text:p text:style-name="P172"/>
      <text:h text:style-name="P173" text:outline-level="2"><text:s text:c="27"/><text:s text:c="23"/><text:s text:c="2"/>Full-Stack Developer</text:h>
      <text:p text:style-name="P174"> </text:p>
      <text:p text:style-name="P175"/>
      <text:h text:style-name="P176" text:outline-level="4"><text:span text:style-name="T177">Duties and responsibilities: </text:span></text:h>
      <text:list text:style-name="LFO5" text:continue-numbering="true">
        <text:list-item>
          <text:p text:style-name="P178">Design and implement features with regard to high performance and capability to handle large amounts of data,</text:p>
        </text:list-item>
        <text:list-item>
          <text:p text:style-name="P179">Refine new features: verify requirements, design features and provide estimates,</text:p>
        </text:list-item>
        <text:list-item>
          <text:p text:style-name="P180">Recommend improvements (quick wins vs long-game),</text:p>
        </text:list-item>
        <text:list-item>
          <text:p text:style-name="P181">Evaluate new technologies and their application to the business,</text:p>
        </text:list-item>
        <text:list-item>
          <text:p text:style-name="P182">Work with team members to conduct root cause analysis of issues, review code and/or design proper testing mechanisms,</text:p>
        </text:list-item>
        <text:list-item>
          <text:p text:style-name="P183">Identify ideas to improve system performance,</text:p>
        </text:list-item>
        <text:list-item>
          <text:p text:style-name="P184">Lead by example, empathy, transparency.</text:p>
        </text:list-item>
      </text:list>
      <text:p text:style-name="P185"> </text:p>
      <text:p text:style-name="P186"> </text:p>
      <text:h text:style-name="P187" text:outline-level="4"><text:span text:style-name="T188"> You'll fit in if you: </text:span></text:h>
      <text:list text:style-name="LFO6" text:continue-numbering="true">
        <text:list-item>
          <text:p text:style-name="P189">Have 1+ years of experience (preferably in a start-up or a product company),</text:p>
        </text:list-item>
        <text:list-item>
          <text:p text:style-name="P190">Are fluent in following technology stack: Java, Spring MVC, Spring Core, Angular, TypeScript, JDBC, TestNG/JUnit, Mockito, Maven,</text:p>
        </text:list-item>
        <text:list-item>
          <text:p text:style-name="P191">Have experience in working with RESTful web services,</text:p>
        </text:list-item>
        <text:list-item>
          <text:p text:style-name="P192">Have experience with AWS, Docker, Ansible,</text:p>
        </text:list-item>
        <text:list-item>
          <text:p text:style-name="P193">Are a self-starter and are able to work well with others in a fast-paced agile environment with an emphasis on collaboration,</text:p>
        </text:list-item>
        <text:list-item>
          <text:p text:style-name="P194">Like to code and have fun at work :).</text:p>
        </text:list-item>
      </text:list>
      <text:p text:style-name="P195"> </text:p>
      <text:p text:style-name="P196"> </text:p>
      <text:h text:style-name="P197" text:outline-level="4"><text:span text:style-name="T198">How we work: </text:span></text:h>
      <text:list text:style-name="LFO7" text:continue-numbering="true">
        <text:list-item>
          <text:p text:style-name="P199">Agile environment,</text:p>
        </text:list-item>
        <text:list-item>
          <text:p text:style-name="P200">4 small Kanban teams (max. 3 developers in a team),</text:p>
        </text:list-item>
        <text:list-item>
          <text:p text:style-name="P201">Whole development team on-site in Wrocław (22 people),  </text:p>
        </text:list-item>
        <text:list-item>
          <text:p text:style-name="P202">1 Product Owner for all teams on-site,</text:p>
        </text:list-item>
        <text:list-item>
          <text:p text:style-name="P203">Product Marketing in Wrocław and Silicon Valley.</text:p>
        </text:list-item>
      </text:list>
      <text:p text:style-name="P204"> </text:p>
      <text:p text:style-name="P205"> </text:p>
      <text:h text:style-name="P206" text:outline-level="4"><text:span text:style-name="T207">We offer:</text:span></text:h>
      <text:list text:style-name="LFO8" text:continue-numbering="true">
        <text:list-item>
          <text:p text:style-name="P208">Work in a high tech company with Polish-American work culture and an excellent development perspective,</text:p>
        </text:list-item>
        <text:list-item>
          <text:p text:style-name="P209">Work on a product based on a unique technology,</text:p>
        </text:list-item>
        <text:list-item>
          <text:p text:style-name="P210">Growth opportunities in a passionate team of professionals,</text:p>
        </text:list-item>
        <text:list-item>
          <text:p text:style-name="P211">Challenging and inspiring environment,</text:p>
        </text:list-item>
        <text:list-item>
          <text:p text:style-name="P212">Friendly atmosphere and attractive package of benefits (private healthcare, life insurance, multisport cards, fresh fruit, physiotherapist care on the premises).</text:p>
        </text:list-item>
      </text:list>
      <text:p text:style-name="P213"> </text:p>
      <text:p text:style-name="P214"> </text:p>
      <text:p text:style-name="P215"><text:span text:style-name="T216"><draw:custom-shape svg:x="0in" svg:y="0in" svg:width="0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217"><text:span text:style-name="T218">If you are interested, please send your CV or Linkedin Profile to:  </text:span><text:a xlink:href="mailto:praca@datawalk.com" office:target-frame-name="_top" xlink:show="replace"><text:span text:style-name="T219">praca@datawalk.com</text:span></text:a></text:p>
      <text:p text:style-name="P220"><text:span text:style-name="T221">Please include the following statement in your application:<text:s/></text:span><text:span text:style-name="T222">“I agree that my personal data will be processed by DataWalk S.A. in order to recruit for the position I am applying for.”</text:span></text:p>
      <text:p text:style-name="P223">Before sending your application please read how we process your personal data:</text:p>
      <text:p text:style-name="P224"><text:a xlink:href="https://datawalk.com/pl/2018/08/rodo/" office:target-frame-name="_top" xlink:show="replace"><text:span text:style-name="T225">Information on processing of personal data</text:span></text:a></text:p>
      <text:p text:style-name="P226"/>
      <text:p text:style-name="P2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l" style:country-asian="PL" fo:hyphenate="false"/>
    </style:style>
    <style:style style:name="Nagłówek4" style:display-name="Nagłówek 4" style:family="paragraph" style:parent-style-name="Normalny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l" style:country-asian="PL"/>
    </style:style>
    <style:style style:name="Nagłówek4Znak" style:display-name="Nagłówek 4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Wr II</meta:initial-creator>
    <dc:creator>Gość</dc:creator>
    <meta:creation-date>2021-01-21T12:51:00Z</meta:creation-date>
    <dc:date>2021-01-21T12:51:00Z</dc:date>
    <meta:template xlink:href="Normal.dotm" xlink:type="simple"/>
    <meta:editing-cycles>4</meta:editing-cycles>
    <meta:editing-duration>PT0S</meta:editing-duration>
    <meta:document-statistic meta:page-count="1" meta:paragraph-count="16" meta:word-count="1204" meta:character-count="8414" meta:row-count="60" meta:non-whitespace-character-count="7226"/>
  </office:meta>
</office:document-meta>
</file>